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3cac7" draw:textarea-horizontal-align="justify" draw:textarea-vertical-align="top" draw:auto-grow-height="false" fo:min-height="11.35cm" fo:min-width="18.2cm"/>
      <style:paragraph-properties style:writing-mode="lr-tb"/>
    </style:style>
    <style:style style:name="gr2" style:family="graphic" style:parent-style-name="standard">
      <style:graphic-properties draw:fill-color="#81aca6" draw:textarea-horizontal-align="justify" draw:textarea-vertical-align="top" draw:auto-grow-height="false" fo:min-height="3.079cm" fo:min-width="12.644cm"/>
      <style:paragraph-properties style:writing-mode="lr-tb"/>
    </style:style>
    <style:style style:name="gr3" style:family="graphic" style:parent-style-name="standard">
      <style:graphic-properties draw:fill-color="#b3cac7" draw:textarea-horizontal-align="justify" draw:textarea-vertical-align="top" draw:auto-grow-height="false" fo:min-height="12.354cm" fo:min-width="23.2cm"/>
      <style:paragraph-properties style:writing-mode="lr-tb"/>
    </style:style>
    <style:style style:name="gr4" style:family="graphic" style:parent-style-name="standard">
      <style:graphic-properties draw:fill-color="#f6f9d4" draw:textarea-horizontal-align="justify" draw:textarea-vertical-align="middle" draw:auto-grow-height="false" fo:min-height="2.245cm" fo:min-width="3.792cm"/>
      <style:paragraph-properties style:writing-mode="lr-tb"/>
    </style:style>
    <style:style style:name="gr5" style:family="graphic" style:parent-style-name="standard">
      <style:graphic-properties draw:fill-color="#f6f9d4" draw:textarea-horizontal-align="justify" draw:textarea-vertical-align="middle" draw:auto-grow-height="false" fo:min-height="2.16cm" fo:min-width="4.002cm"/>
      <style:paragraph-properties style:writing-mode="lr-tb"/>
    </style:style>
    <style:style style:name="gr6" style:family="graphic" style:parent-style-name="standard">
      <style:graphic-properties draw:fill-color="#f6f9d4" draw:textarea-horizontal-align="justify" draw:textarea-vertical-align="middle" draw:auto-grow-height="false" fo:min-height="1.123cm" fo:min-width="6.876cm"/>
      <style:paragraph-properties style:writing-mode="lr-tb"/>
    </style:style>
    <style:style style:name="gr7" style:family="graphic" style:parent-style-name="standard">
      <style:graphic-properties draw:fill-color="#f6f9d4" draw:textarea-horizontal-align="justify" draw:textarea-vertical-align="middle" draw:auto-grow-height="false" fo:min-height="1.018cm" fo:min-width="6.876cm"/>
      <style:paragraph-properties style:writing-mode="lr-tb"/>
    </style:style>
    <style:style style:name="gr8" style:family="graphic" style:parent-style-name="standard">
      <style:graphic-properties draw:fill-color="#f6f9d4" draw:textarea-horizontal-align="justify" draw:textarea-vertical-align="middle" draw:auto-grow-height="false" fo:min-height="0.749cm" fo:min-width="6.876cm"/>
      <style:paragraph-properties style:writing-mode="lr-tb"/>
    </style:style>
    <style:style style:name="gr9" style:family="graphic" style:parent-style-name="standard">
      <style:graphic-properties draw:fill-color="#f6f9d4" draw:textarea-horizontal-align="justify" draw:textarea-vertical-align="middle" draw:auto-grow-height="false" fo:min-height="0.981cm" fo:min-width="6.876cm"/>
      <style:paragraph-properties style:writing-mode="lr-tb"/>
    </style:style>
    <style:style style:name="gr10" style:family="graphic" style:parent-style-name="standard">
      <style:graphic-properties draw:fill-color="#81aca6" draw:textarea-horizontal-align="justify" draw:textarea-vertical-align="middle" draw:auto-grow-height="false" fo:min-height="2.035cm" fo:min-width="4.064cm"/>
      <style:paragraph-properties style:writing-mode="lr-tb"/>
    </style:style>
    <style:style style:name="gr11" style:family="graphic" style:parent-style-name="standard">
      <style:graphic-properties draw:fill-color="#f6f9d4" draw:textarea-horizontal-align="justify" draw:textarea-vertical-align="middle" draw:auto-grow-height="false" fo:min-height="1.31cm" fo:min-width="1.314cm"/>
      <style:paragraph-properties style:writing-mode="lr-tb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1.25cm" fo:min-width="4.7cm"/>
      <style:paragraph-properties style:writing-mode="lr-tb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fill-color="#81aca6" draw:textarea-horizontal-align="justify" draw:textarea-vertical-align="middle" draw:auto-grow-height="false" fo:min-height="1.497cm" fo:min-width="6.27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7" style:family="graphic" style:parent-style-name="standard">
      <style:graphic-properties draw:fill-color="#f6f9d4" draw:textarea-horizontal-align="justify" draw:textarea-vertical-align="middle" draw:auto-grow-height="false" fo:min-height="0.807cm" fo:min-width="6.232cm"/>
      <style:paragraph-properties style:writing-mode="lr-tb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0.841cm" fo:min-width="6.232cm"/>
      <style:paragraph-properties style:writing-mode="lr-tb"/>
    </style:style>
    <style:style style:name="gr19" style:family="graphic" style:parent-style-name="standard">
      <style:graphic-properties draw:fill-color="#f6f9d4" draw:textarea-horizontal-align="justify" draw:textarea-vertical-align="middle" draw:auto-grow-height="false" fo:min-height="1.36cm" fo:min-width="3.293cm"/>
      <style:paragraph-properties style:writing-mode="lr-tb"/>
    </style:style>
    <style:style style:name="gr20" style:family="graphic" style:parent-style-name="standard">
      <style:graphic-properties draw:fill-color="#f6f9d4" draw:textarea-horizontal-align="justify" draw:textarea-vertical-align="middle" draw:auto-grow-height="false" fo:min-height="1.147cm" fo:min-width="2.972cm"/>
      <style:paragraph-properties style:writing-mode="lr-tb"/>
    </style:style>
    <style:style style:name="gr21" style:family="graphic" style:parent-style-name="standard">
      <style:graphic-properties draw:fill-color="#f6f9d4" draw:textarea-horizontal-align="justify" draw:textarea-vertical-align="middle" draw:auto-grow-height="false" fo:min-height="1.683cm" fo:min-width="3.185cm"/>
      <style:paragraph-properties style:writing-mode="lr-tb"/>
    </style:style>
    <style:style style:name="gr22" style:family="graphic" style:parent-style-name="standard">
      <style:graphic-properties draw:fill-color="#f6f9d4" draw:textarea-horizontal-align="justify" draw:textarea-vertical-align="middle" draw:auto-grow-height="false" fo:min-height="1.683cm" fo:min-width="3.026cm"/>
      <style:paragraph-properties style:writing-mode="lr-tb"/>
    </style:style>
    <style:style style:name="gr23" style:family="graphic" style:parent-style-name="standard">
      <style:graphic-properties draw:fill-color="#f6f9d4" draw:textarea-horizontal-align="justify" draw:textarea-vertical-align="middle" draw:auto-grow-height="false" fo:min-height="1.15cm" fo:min-width="3.792cm"/>
      <style:paragraph-properties style:writing-mode="lr-tb"/>
    </style:style>
    <style:style style:name="P1" style:family="paragraph">
      <style:paragraph-properties fo:text-align="start" style:writing-mode="lr-tb"/>
      <style:text-properties fo:font-size="18pt" style:font-size-asian="18pt" style:font-size-complex="18pt"/>
    </style:style>
    <style:style style:name="P2" style:family="paragraph">
      <loext:graphic-properties draw:fill-color="#b3cac7"/>
      <style:paragraph-properties fo:text-align="start" style:writing-mode="lr-tb"/>
      <style:text-properties fo:font-size="18pt" style:font-size-asian="18pt" style:font-size-complex="18pt"/>
    </style:style>
    <style:style style:name="P3" style:family="paragraph">
      <style:paragraph-properties fo:text-align="start" style:writing-mode="lr-tb"/>
      <style:text-properties fo:font-size="15pt" style:font-size-asian="15pt" style:font-size-complex="15pt"/>
    </style:style>
    <style:style style:name="P4" style:family="paragraph">
      <loext:graphic-properties draw:fill-color="#81aca6"/>
      <style:paragraph-properties fo:text-align="start" style:writing-mode="lr-tb"/>
      <style:text-properties fo:font-size="15pt" style:font-size-asian="15pt" style:font-size-complex="15pt"/>
    </style:style>
    <style:style style:name="P5" style:family="paragraph">
      <style:paragraph-properties fo:text-align="center" style:writing-mode="lr-tb"/>
      <style:text-properties fo:font-size="15pt" style:font-size-asian="15pt" style:font-size-complex="15pt"/>
    </style:style>
    <style:style style:name="P6" style:family="paragraph">
      <loext:graphic-properties draw:fill-color="#f6f9d4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style:paragraph-properties fo:text-align="center" style:writing-mode="lr-tb"/>
      <style:text-properties fo:font-size="15pt"/>
    </style:style>
    <style:style style:name="P8" style:family="paragraph">
      <loext:graphic-properties draw:fill-color="#f6f9d4"/>
      <style:paragraph-properties fo:text-align="center" style:writing-mode="lr-tb"/>
      <style:text-properties fo:font-size="15pt"/>
    </style:style>
    <style:style style:name="P9" style:family="paragraph">
      <loext:graphic-properties draw:fill-color="#81aca6"/>
      <style:paragraph-properties fo:text-align="center" style:writing-mode="lr-tb"/>
      <style:text-properties fo:font-size="15pt" style:font-size-asian="15pt" style:font-size-complex="15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8.7cm" svg:height="11.6cm" svg:x="9cm" svg:y="0.6cm">
          <text:p text:style-name="P1"><text:span text:style-name="T1">Local HM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3.144cm" svg:height="3.329cm" svg:x="11.564cm" svg:y="1.782cm">
          <text:p text:style-name="P3"><text:span text:style-name="T2">GU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7cm" svg:height="12.604cm" svg:x="9cm" svg:y="13.8cm">
          <text:p text:style-name="P1"><text:span text:style-name="T1">Regul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4.292cm" svg:height="2.495cm" svg:x="16.134cm" svg:y="18.918cm">
          <text:p text:style-name="P5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4.502cm" svg:height="2.41cm" svg:x="22.274cm" svg:y="18.918cm">
          <text:p text:style-name="P5"><text:span text:style-name="T2">IO Imag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8" draw:id="id18" draw:layer="layout" svg:width="7.376cm" svg:height="1.373cm" svg:x="23.7cm" svg:y="23cm">
          <text:p text:style-name="P7"><text:span text:style-name="T3">IO Field Driver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7.376cm" svg:height="1.268cm" svg:x="20.85cm" svg:y="15.776cm">
          <text:p text:style-name="P7"><text:span text:style-name="T3">IO Slave Driver Inter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5" draw:id="id5" draw:layer="layout" svg:width="7.376cm" svg:height="0.999cm" svg:x="23.7cm" svg:y="24.4cm">
          <text:p text:style-name="P7"><text:span text:style-name="T3">Field Driv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4" draw:id="id14" draw:layer="layout" svg:width="7.376cm" svg:height="1.231cm" svg:x="20.85cm" svg:y="14.528cm">
          <text:p text:style-name="P7"><text:span text:style-name="T3">Slave Dri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3" draw:id="id13" draw:layer="layout" svg:width="4.564cm" svg:height="2.285cm" svg:x="1.2cm" svg:y="4.2cm">
          <text:p text:style-name="P5"><text:span text:style-name="T2">Configuration</text:span></text:p>
          <text:p text:style-name="P5"><text:span text:style-name="T2"><text:s/></text:span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1.813cm" svg:height="2.496cm" svg:x="12.507cm" svg:y="23.034cm">
          <text:p text:style-name="P5"><text:span text:style-name="T2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9" xml:id="id15" draw:id="id15" draw:layer="layout" svg:width="5.2cm" svg:height="1.5cm" svg:x="32cm" svg:y="5cm">
          <text:p text:style-name="P5"><text:span text:style-name="T2">SCADA</text:span>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20.426cm" svg:y1="20.165cm" svg:x2="22.274cm" svg:y2="20.123cm" draw:start-shape="id1" draw:start-glue-point="1" draw:end-shape="id2" draw:end-glue-point="3" svg:d="M20426 20165l1848-42" svg:viewBox="0 0 1849 43">
          <text:p/>
        </draw:connector>
        <draw:connector draw:style-name="gr13" draw:text-style-name="P10" draw:layer="layout" draw:type="line" svg:x1="24.525cm" svg:y1="18.918cm" svg:x2="24.538cm" svg:y2="17.044cm" draw:start-shape="id2" draw:start-glue-point="0" draw:end-shape="id3" draw:end-glue-point="2" svg:d="M24525 18918l13-1874" svg:viewBox="0 0 14 1875">
          <text:p/>
        </draw:connector>
        <draw:connector draw:style-name="gr14" draw:text-style-name="P10" draw:layer="layout" svg:x1="14.32cm" svg:y1="24.282cm" svg:x2="16.134cm" svg:y2="20.165cm" draw:start-shape="id4" draw:start-glue-point="8" draw:end-shape="id1" draw:end-glue-point="3" svg:d="M14320 24282h907v-4117h907" svg:viewBox="0 0 1815 4118">
          <text:p/>
        </draw:connector>
        <draw:custom-shape draw:style-name="gr15" draw:text-style-name="P9" xml:id="id6" draw:id="id6" draw:layer="layout" svg:width="6.771cm" svg:height="1.747cm" svg:x="24.029cm" svg:y="27.053cm">
          <text:p text:style-name="P5"><text:span text:style-name="T2">Field Devices</text:span>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27.388cm" svg:y1="25.399cm" svg:x2="27.414cm" svg:y2="27.053cm" draw:start-shape="id5" draw:start-glue-point="2" draw:end-shape="id6" draw:end-glue-point="0" svg:d="M27388 25399l26 1654" svg:viewBox="0 0 27 1655">
          <text:p/>
        </draw:connector>
        <draw:frame draw:style-name="gr16" draw:text-style-name="P11" draw:layer="layout" svg:width="3.321cm" svg:height="0.725cm" svg:x="3.4cm" svg:y="6.7cm">
          <draw:text-box>
            <text:p><text:span text:style-name="T4">FTP</text:span></text:p>
          </draw:text-box>
        </draw:frame>
        <draw:custom-shape draw:style-name="gr17" draw:text-style-name="P8" xml:id="id16" draw:id="id16" draw:layer="layout" svg:width="6.732cm" svg:height="1.057cm" svg:x="15.519cm" svg:y="10.498cm">
          <text:p text:style-name="P7"><text:span text:style-name="T3">Master Driver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xml:id="id8" draw:id="id8" draw:layer="layout" svg:width="6.732cm" svg:height="1.091cm" svg:x="15.519cm" svg:y="9.408cm">
          <text:p text:style-name="P7"><text:span text:style-name="T3">IO Master Driver Interface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7" draw:id="id7" draw:layer="layout" svg:width="3.793cm" svg:height="1.61cm" svg:x="16.962cm" svg:y="6.508cm">
          <text:p text:style-name="P5"><text:span text:style-name="T2">Regulator</text:span></text:p>
          <text:p text:style-name="P5"><text:span text:style-name="T2">Im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9" draw:id="id9" draw:layer="layout" svg:width="3.472cm" svg:height="1.397cm" svg:x="11.832cm" svg:y="6.185cm">
          <text:p text:style-name="P5"><text:span text:style-name="T2">RealTime</text:span></text:p>
          <text:p text:style-name="P5"><text:span text:style-name="T2">Measurer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10" draw:id="id10" draw:layer="layout" svg:width="3.685cm" svg:height="1.933cm" svg:x="16.535cm" svg:y="2.641cm">
          <text:p text:style-name="P5"><text:span text:style-name="T2">Alarm</text:span></text:p>
          <text:p text:style-name="P5"><text:span text:style-name="T2">Viewer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12" draw:id="id12" draw:layer="layout" svg:width="3.685cm" svg:height="1.933cm" svg:x="12.74cm" svg:y="2.641cm">
          <text:p text:style-name="P5"><text:span text:style-name="T2">RealTime</text:span></text:p>
          <text:p text:style-name="P5"><text:span text:style-name="T2">Tendency</text:span></text:p>
          <text:p text:style-name="P5"><text:span text:style-name="T2">Viewer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xml:id="id11" draw:id="id11" draw:layer="layout" svg:width="3.526cm" svg:height="1.933cm" svg:x="20.327cm" svg:y="2.641cm">
          <text:p text:style-name="P5"><text:span text:style-name="T2">SC Module</text:span>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draw:type="line" svg:x1="18.858cm" svg:y1="8.118cm" svg:x2="18.885cm" svg:y2="9.408cm" draw:start-shape="id7" draw:start-glue-point="2" draw:end-shape="id8" draw:end-glue-point="0" svg:d="M18858 8118l27 1290" svg:viewBox="0 0 28 1291">
          <text:p/>
        </draw:connector>
        <draw:connector draw:style-name="gr14" draw:text-style-name="P10" draw:layer="layout" svg:x1="16.962cm" svg:y1="7.313cm" svg:x2="15.304cm" svg:y2="6.883cm" draw:start-shape="id7" draw:start-glue-point="3" draw:end-shape="id9" draw:end-glue-point="1" svg:d="M16962 7313h-829v-430h-829" svg:viewBox="0 0 1659 431">
          <text:p/>
        </draw:connector>
        <draw:connector draw:style-name="gr14" draw:text-style-name="P10" draw:layer="layout" svg:x1="18.858cm" svg:y1="6.508cm" svg:x2="18.377cm" svg:y2="4.574cm" draw:start-shape="id7" draw:start-glue-point="0" draw:end-shape="id10" draw:end-glue-point="2" svg:d="M18858 6508v-967h-481v-967" svg:viewBox="0 0 482 1935">
          <text:p/>
        </draw:connector>
        <draw:connector draw:style-name="gr14" draw:text-style-name="P10" draw:layer="layout" svg:x1="18.858cm" svg:y1="6.508cm" svg:x2="22.09cm" svg:y2="4.574cm" draw:start-shape="id7" draw:start-glue-point="0" draw:end-shape="id11" draw:end-glue-point="2" svg:d="M18858 6508v-967h3232v-967" svg:viewBox="0 0 3233 1935">
          <text:p/>
        </draw:connector>
        <draw:connector draw:style-name="gr14" draw:text-style-name="P10" draw:layer="layout" svg:x1="13.568cm" svg:y1="6.185cm" svg:x2="14.582cm" svg:y2="4.574cm" draw:start-shape="id9" draw:start-glue-point="0" draw:end-shape="id12" draw:end-glue-point="2" svg:d="M13568 6185v-806h1014v-805" svg:viewBox="0 0 1015 1612">
          <text:p/>
        </draw:connector>
        <draw:connector draw:style-name="gr14" draw:text-style-name="P10" draw:layer="layout" svg:x1="3.482cm" svg:y1="6.485cm" svg:x2="12.507cm" svg:y2="24.282cm" draw:start-shape="id13" draw:start-glue-point="2" draw:end-shape="id4" draw:end-glue-point="6" svg:d="M3482 6485v17797h9025" svg:viewBox="0 0 9026 17798">
          <text:p/>
        </draw:connector>
        <draw:connector draw:style-name="gr13" draw:text-style-name="P10" draw:layer="layout" draw:line-skew="2.486cm" svg:x1="24.538cm" svg:y1="14.528cm" svg:x2="34.6cm" svg:y2="6.5cm" draw:start-shape="id14" draw:start-glue-point="0" draw:end-shape="id15" draw:end-glue-point="2" svg:d="M24538 14528v-1528h10062v-6500" svg:viewBox="0 0 10063 8029">
          <text:p/>
        </draw:connector>
        <draw:connector draw:style-name="gr13" draw:text-style-name="P10" draw:layer="layout" svg:x1="24.538cm" svg:y1="14.528cm" svg:x2="18.885cm" svg:y2="11.555cm" draw:start-shape="id14" draw:start-glue-point="0" draw:end-shape="id16" draw:end-glue-point="2" svg:d="M24538 14528v-1487h-5653v-1486" svg:viewBox="0 0 5654 2974">
          <text:p/>
        </draw:connector>
        <draw:custom-shape draw:style-name="gr23" draw:text-style-name="P6" xml:id="id17" draw:id="id17" draw:layer="layout" svg:width="4.292cm" svg:height="1.4cm" svg:x="17.608cm" svg:y="22.8cm">
          <text:p text:style-name="P5"><text:span text:style-name="T2">Alarm</text:span></text:p>
          <text:p text:style-name="P5"><text:span text:style-name="T2">Manager</text:span></text:p>
          <draw:enhanced-geometry svg:viewBox="0 0 21600 21600" draw:type="rectangle" draw:enhanced-path="M 0 0 L 21600 0 21600 21600 0 21600 0 0 Z N"/>
        </draw:custom-shape>
        <draw:connector draw:style-name="gr14" draw:text-style-name="P10" draw:layer="layout" svg:x1="18.28cm" svg:y1="21.413cm" svg:x2="17.608cm" svg:y2="23.5cm" draw:start-shape="id1" draw:start-glue-point="2" draw:end-shape="id17" draw:end-glue-point="3" svg:d="M18280 21413v693h-1173v1394h501" svg:viewBox="0 0 1174 2088">
          <text:p/>
        </draw:connector>
        <draw:connector draw:style-name="gr13" draw:text-style-name="P10" draw:layer="layout" svg:x1="26.776cm" svg:y1="20.123cm" svg:x2="27.388cm" svg:y2="23cm" draw:start-shape="id2" draw:start-glue-point="1" draw:end-shape="id18" draw:end-glue-point="0" svg:d="M26776 20123h612v2877" svg:viewBox="0 0 613 2878">
          <text:p/>
        </draw:connector>
        <draw:connector draw:style-name="gr13" draw:text-style-name="P10" draw:layer="layout" svg:x1="19.754cm" svg:y1="22.8cm" svg:x2="24.525cm" svg:y2="21.328cm" draw:start-shape="id17" draw:start-glue-point="0" draw:end-shape="id2" draw:end-glue-point="2" svg:d="M19754 22800v-736h4771v-736" svg:viewBox="0 0 4772 147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8T19:34:06.172000000</meta:creation-date>
    <dc:date>2020-02-17T14:42:46.244000000</dc:date>
    <meta:editing-duration>PT27M57S</meta:editing-duration>
    <meta:editing-cycles>5</meta:editing-cycles>
    <meta:generator>LibreOffice/6.3.4.2$Windows_X86_64 LibreOffice_project/60da17e045e08f1793c57c00ba83cdfce946d0aa</meta:generator>
    <meta:document-statistic meta:object-count="37"/>
  </office:meta>
</office:document-meta>
</file>